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3" style:family="paragraph" style:parent-style-name="Text_20_body">
      <style:paragraph-properties fo:text-align="justify" style:justify-single-word="false"/>
      <style:text-properties fo:color="#808080" style:font-name="Liberation Serif" fo:font-size="12pt" fo:font-style="italic" officeooo:rsid="001faada" officeooo:paragraph-rsid="001faada" style:font-size-asian="12pt" style:font-style-asian="italic" style:font-size-complex="12pt" style:font-style-complex="italic"/>
    </style:style>
    <style:style style:name="P4" style:family="paragraph" style:parent-style-name="Text_20_body">
      <style:text-properties style:font-name="Liberation Serif" fo:font-size="12pt" style:font-size-asian="12pt" style:font-size-complex="12pt"/>
    </style:style>
    <style:style style:name="P5" style:family="paragraph" style:parent-style-name="Text_20_body">
      <style:paragraph-properties fo:text-align="justify" style:justify-single-word="false"/>
      <style:text-properties style:font-name="Liberation Serif" fo:font-size="12pt" style:font-size-asian="12pt" style:font-size-complex="12pt"/>
    </style:style>
    <style:style style:name="P6"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7"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style>
    <style:style style:name="P9" style:family="paragraph" style:parent-style-name="Text_20_body">
      <style:paragraph-properties fo:margin-top="0cm" fo:margin-bottom="0cm" loext:contextual-spacing="false" fo:line-height="138%" fo:text-align="justify" style:justify-single-word="false" style:writing-mode="lr-tb"/>
      <style:text-properties officeooo:paragraph-rsid="002419e0"/>
    </style:style>
    <style:style style:name="P10" style:family="paragraph" style:parent-style-name="Text_20_body" style:list-style-name="L2">
      <style:paragraph-properties fo:margin-top="0cm" fo:margin-bottom="0cm" loext:contextual-spacing="false" fo:line-height="138%" fo:text-align="justify" style:justify-single-word="false" style:writing-mode="lr-tb"/>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fo:text-align="justify" style:justify-single-word="false" style:writing-mode="lr-tb"/>
      <style:text-properties fo:color="#000000"/>
    </style:style>
    <style:style style:name="P20" style:family="paragraph" style:parent-style-name="Text_20_body">
      <style:paragraph-properties fo:margin-top="0cm" fo:margin-bottom="0cm" loext:contextual-spacing="false" fo:line-height="138%" fo:text-align="justify" style:justify-single-word="false" style:writing-mode="lr-tb"/>
      <style:text-properties fo:color="#808080" style:font-name="Liberation Serif" fo:font-size="12p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style:font-name="Liberation Serif" fo:font-size="12pt" style:font-size-asian="12pt" style:font-size-complex="12pt"/>
    </style:style>
    <style:style style:name="P22"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style:font-size-asian="12pt" style:font-size-complex="12pt"/>
    </style:style>
    <style:style style:name="P23" style:family="paragraph" style:parent-style-name="Text_20_body" style:list-style-name="L1">
      <style:paragraph-properties fo:margin-top="0cm" fo:margin-bottom="0cm" loext:contextual-spacing="false" fo:line-height="138%" fo:text-align="justify" style:justify-single-word="false" style:writing-mode="lr-tb"/>
      <style:text-properties style:font-name="Liberation Serif" fo:font-size="12pt" style:font-size-asian="12pt" style:font-size-complex="12pt"/>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Liberation Serif" fo:font-size="12pt" fo:font-style="normal" style:text-underline-style="none" fo:font-weight="normal" officeooo:rsid="00237b88"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Liberation Serif" fo:font-size="12pt" fo:font-style="normal" style:text-underline-style="none" fo:font-weight="normal" officeooo:rsid="002419e0"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officeooo:rsid="00245d41" style:text-blinking="false" fo:background-color="transparent" loext:char-shading-value="0" style:font-size-asian="12pt" style:font-size-complex="12pt"/>
    </style:style>
    <style:style style:name="T8" style:family="text">
      <style:text-properties fo:font-variant="normal" fo:text-transform="none" style:text-line-through-style="none" style:text-line-through-type="none" style:text-underline-style="none" style:text-blinking="false" fo:background-color="transparent" loext:char-shading-value="0"/>
    </style:style>
    <style:style style:name="T9"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10" style:family="text">
      <style:text-properties fo:font-variant="normal" fo:text-transform="none"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1" style:family="text">
      <style:text-properties fo:font-variant="normal" fo:text-transform="none"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2" style:family="text">
      <style:text-properties fo:font-variant="normal" fo:text-transform="none" style:text-line-through-style="none" style:text-line-through-type="none" style:font-name="Liberation Serif" fo:font-size="12pt" fo:font-style="normal" style:text-underline-style="none" fo:font-weight="normal" officeooo:rsid="00245d41" style:text-blinking="false" fo:background-color="transparent" loext:char-shading-value="0" style:font-size-asian="12pt" style:font-size-complex="12pt"/>
    </style:style>
    <style:style style:name="T13" style:family="text">
      <style:text-properties fo:font-variant="normal" fo:text-transform="none" fo:color="#80808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14" style:family="text">
      <style:text-properties fo:font-variant="normal" fo:text-transform="none" fo:color="#808080" style:text-line-through-style="none" style:text-line-through-type="none" style:font-name="Liberation Serif" fo:font-size="12pt" fo:font-style="normal" style:text-underline-style="none" fo:font-weight="normal" officeooo:rsid="00245d41" style:text-blinking="false" fo:background-color="transparent" loext:char-shading-value="0" style:font-size-asian="12pt" style:font-size-complex="12pt"/>
    </style:style>
    <style:style style:name="T15" style:family="text">
      <style:text-properties fo:font-variant="normal" fo:text-transform="none" fo:color="#80808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6" style:family="text">
      <style:text-properties fo:color="#000000" fo:font-style="normal" fo:font-weight="normal"/>
    </style:style>
    <style:style style:name="T17" style:family="text">
      <style:text-properties style:font-name="Arial" fo:font-size="11pt" fo:font-style="normal" fo:font-weight="normal"/>
    </style:style>
    <style:style style:name="T18" style:family="text">
      <style:text-properties fo:font-size="11pt" fo:font-style="normal" fo:font-weight="normal"/>
    </style:style>
    <style:style style:name="T19" style:family="text">
      <style:text-properties fo:font-style="normal" fo:font-weight="normal"/>
    </style:style>
    <style:style style:name="T20" style:family="text">
      <style:text-properties fo:font-style="italic" fo:font-weight="normal" officeooo:rsid="002419e0" style:font-style-asian="italic" style:font-style-complex="italic"/>
    </style:style>
    <style:style style:name="T21" style:family="text">
      <style:text-properties officeooo:rsid="0021cbf2"/>
    </style:style>
    <style:style style:name="T22" style:family="text">
      <style:text-properties officeooo:rsid="00237b88"/>
    </style:style>
    <style:style style:name="T23" style:family="text">
      <style:text-properties officeooo:rsid="002419e0"/>
    </style:style>
    <style:style style:name="T24" style:family="text">
      <style:text-properties officeooo:rsid="00245d4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bookmark text:name="docs-internal-guid-8ca8c5b1-7fff-ca67-0db7-b7d4f53795cb"/><text:span text:style-name="T3">Nadège DEMANEE <text:tab/><text:tab/><text:tab/><text:tab/><text:tab/><text:tab/><text:tab/><text:tab/><text:tab/><text:tab/>AVRIL 2020</text:span></text:p>
      <text:p text:style-name="P11">Romane GALLIENNE</text:p>
      <text:p text:style-name="P11">Cindy PEREIRA</text:p>
      <text:p text:style-name="P4"><text:line-break/><text:line-break/><text:line-break/><text:line-break/><text:line-break/><text:line-break/><text:line-break/><text:line-break/><text:line-break/><text:line-break/><text:line-break/></text:p>
      <text:p text:style-name="P12">PRE-PROJET TAL</text:p>
      <text:p text:style-name="P12">L3_LI</text:p>
      <text:p text:style-name="P12">DETECTION AUTOMATIQUE DE LA LANGUE D’UN TEXTE</text:p>
      <text:p text:style-name="P4"><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1"><text:soft-page-break/>Université Paris VII-Denis Diderot</text:p>
      <text:p text:style-name="P22"><text:span text:style-name="T3">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span></text:p>
      <text:p text:style-name="P5"/>
      <text:p text:style-name="P14">    <text:span text:style-name="T19">Nous nous proposons, ici, de vous présenter les prémisses d’une humble tentative de mise au point d’un tel programme.</text:span></text:p>
      <text:p text:style-name="P14">    </text:p>
      <text:p text:style-name="P13">I - Notions fondamentales</text:p>
      <text:p text:style-name="P5"/>
      <text:p text:style-name="P14">    <text:span text:style-name="T19">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5"/>
      <text:p text:style-name="P14">    <text:span text:style-name="T19">Il est important de noter que dans ce domaine, nous faisons la différence entre langues naturelles et langages.</text:span></text:p>
      <text:p text:style-name="P14">    <text:span text:style-name="T19">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5"/>
      <text:p text:style-name="P14">    <text:span text:style-name="T19">Du fait de l’objet de notre projet, nous nous concentrerons ici spécifiquement sur la reconnaissance de langues naturelles dans les textes. Par conséquent, nous ne traiterons ni de la langue des signes, ni de l’oralité des langues naturelles.</text:span></text:p>
      <text:p text:style-name="P5"/>
      <text:p text:style-name="P13">II  - Pourquoi la recherche en reconnaissance de langue naturelle est encore nécessaire ?</text:p>
      <text:p text:style-name="P5"/>
      <text:p text:style-name="P14">    <text:span text:style-name="T19">a/ La recherche en reconnaissance automatique des langues naturelles</text:span></text:p>
      <text:p text:style-name="P5"><text:soft-page-break/></text:p>
      <text:p text:style-name="P14">    <text:span text:style-name="T19">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5"/>
      <text:p text:style-name="P14">    <text:span text:style-name="T19">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5"/>
      <text:p text:style-name="P14">    <text:span text:style-name="T19">Comme nous le mentionnions plus haut, il est illusoire de penser qu’il n’est pas nécessaire de continuer les recherches.</text:span></text:p>
      <text:p text:style-name="P5"/>
      <text:p text:style-name="P14">    <text:span text:style-name="T19">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5"/>
      <text:p text:style-name="P14">    <text:span text:style-name="T19">b/ les problèmes subsistants</text:span></text:p>
      <text:p text:style-name="P5"/>
      <text:p text:style-name="P14">    <text:span text:style-name="T19">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5"/>
      <text:p text:style-name="P14">    <text:span text:style-name="T19">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4">    </text:p>
      <text:p text:style-name="P14">    <text:span text:style-name="T19">Or d’un point de vue général, les spécificités de la catégorisation en reconnaissance de langue ne simplifie pas (toujours) la tâche des chercheurs et des programmeurs.</text:span></text:p>
      <text:p text:style-name="P14">    </text:p>
      <text:p text:style-name="P14">    <text:span text:style-name="T19">Ainsi, pour catégoriser un texte, il est d’usage de s’appuyer sur les statistiques de fréquence de mots, ce qui n’est pas suffisant en reconnaissance des langues. Le problème ici est d’avoir une définition commune de mot. D’une langue à l’autre, celle-ci varie : un espace ne peut, dans toutes les langues, </text:span><text:soft-page-break/><text:span text:style-name="T19">être vu comme une frontière de mot. Par conséquent pour l’identifier et segmenter ainsi correctement un corpus, il faut connaître la langue.</text:span></text:p>
      <text:p text:style-name="P14"><text:span text:style-name="T19"/></text:p>
      <text:p text:style-name="P14">    <text:span text:style-name="T19">Etant donné que nous nous concentrons pour notre projet sur les langues européennes, cette difficulté devrait nous être épargnée.</text:span></text:p>
      <text:p text:style-name="P22"><text:span text:style-name="T3">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span></text:p>
      <text:p text:style-name="P5"/>
      <text:p text:style-name="P14">    <text:span text:style-name="T19">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5"/>
      <text:p text:style-name="P14">    <text:span text:style-name="T19">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5"/>
      <text:p text:style-name="P14">    <text:span text:style-name="T19">Nous nous attacherons pour ce projet à élaborer un programme de reconnaissance des langues naturelles suivantes : français, anglais, allemand, espagnol et portugais. En fonction de nos avancées, nous envisageons d’ajouter d’autres langues.</text:span></text:p>
      <text:p text:style-name="P5"/>
      <text:p text:style-name="P13">II - La méthode</text:p>
      <text:p text:style-name="P5"/>
      <text:p text:style-name="P14">    <text:span text:style-name="T19">a/ objectifs</text:span></text:p>
      <text:p text:style-name="P5"/>
      <text:p text:style-name="P14">    <text:span text:style-name="T19">Notre programme va répondre à deux objectifs. Il devra pouvoir agir sur une demande :</text:span></text:p>
      <text:list xml:id="list2019329543" text:style-name="L1">
        <text:list-item>
          <text:p text:style-name="P23"><text:span text:style-name="T3">de manière interactive : l’utilisateur entre du texte et le programme lit en temps réel les lettres entrées et essaye de détecter la langue dès le début de la saisie. </text:span></text:p>
        </text:list-item>
        <text:list-item>
          <text:p text:style-name="P23"><text:soft-page-break/><text:span text:style-name="T3">en offline : l’utilisateur entre l’intégralité d’un texte et lance le programme pour que ce dernier puisse détecter la langue du texte donné.</text:span></text:p>
        </text:list-item>
      </text:list>
      <text:p text:style-name="P22"><text:span text:style-name="T3"/></text:p>
      <text:p text:style-name="P14">    <text:span text:style-name="T19">Le code sera écrit en Python.</text:span></text:p>
      <text:p text:style-name="P3">Parler de l’évaluation du programme</text:p>
      <text:p text:style-name="P3"/>
      <text:p text:style-name="P14">    <text:span text:style-name="T19">b/ Corpus d’entraînement</text:span></text:p>
      <text:p text:style-name="P5"/>
      <text:p text:style-name="P14">    <text:span text:style-name="T19">Nous constituerons notre corpus à partir d’articles du site Wikipedia. En effet, les derniers sont libres de droit et ont l’avantage considérable d’être traduits dans de nombreuses langues différentes.</text:span></text:p>
      <text:p text:style-name="P5"/>
      <text:p text:style-name="P14">    <text:span text:style-name="T19">c/  Programme Statistique : La méthode N-gramme</text:span></text:p>
      <text:p text:style-name="P5"/>
      <text:p text:style-name="P14">    <text:span text:style-name="T19">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4"/>
      <text:p text:style-name="P14">    <text:span text:style-name="T19">Pour l’implémentation du programme, nous transformerons le texte en vecteur de N-gramme</text:span></text:p>
      <text:p text:style-name="P14">    <text:span text:style-name="T19">La méthode N-gramme permet de modéliser la distribution de mots dans une langue ou un texte et de mesurer la probabilité d’observer cette séquence de mots dans cette même langue.</text:span></text:p>
      <text:p text:style-name="P14"><text:span text:style-name="T19"/></text:p>
      <text:p text:style-name="P14">    <text:span text:style-name="T19">Dans le cadre de ce projet, nous nous intéresserons plus particulièrement à la distribution des lettres. Il s’agit, dans le cas d’une méthode bigramme, d’associer les caractères deux à deux (caractère i + caractère -1), ce qui nous permet de calculer la probabilité que ces deux caractères se suivent dans une langue.</text:span></text:p>
      <text:p text:style-name="P14">    <text:span text:style-name="T19">Ainsi, pour la phrase “Le chat dort”, si nous segmentons la phrase deux caractères par deux caractères en utilisant la méthode N-gramme, nous obtiendrions la séquence de chaînes de caractères suivante:</text:span></text:p>
      <text:p text:style-name="P5"/>
      <text:p text:style-name="P16">“<text:span text:style-name="T19">Le”, “e-”, “-c”, “ch”, “ha”, “at”, “t-”, “-d”, “do”, “or”, “rt”.</text:span></text:p>
      <text:p text:style-name="P2"><text:span text:style-name="T19"/></text:p>
      <text:p text:style-name="P14">    <text:span text:style-name="T19">d/ Programme de reconnaissance de la langue d’un texte : Similarité vectorielle</text:span></text:p>
      <text:p text:style-name="P7"><text:soft-page-break/></text:p>
      <text:p text:style-name="P6"><text:span text:style-name="T22">Pour chaque corpus, n</text:span><text:span text:style-name="T21">ous ajoutons </text:span><text:span text:style-name="T22">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8"><text:span text:style-name="T4">Une fois le </text:span><text:span text:style-name="T5">dictionnaire de la phrase complété,</text:span><text:span text:style-name="T4"> nous le comparons par similarité vectorielle aux autres </text:span><text:span text:style-name="T5">dictionnaires</text:span><text:span text:style-name="T4"> (c</text:span><text:span text:style-name="T5">omplét</text:span><text:span text:style-name="T4">és de la même manière) du corpus de langues (un </text:span><text:span text:style-name="T5">dictionnaire</text:span><text:span text:style-name="T4"> par langue). La similarité la plus élevée sera celle qui lie le </text:span><text:span text:style-name="T6">dictionnaire</text:span><text:span text:style-name="T4"> de la phrase entrée avec celui du texte de référence de la langue cible.</text:span></text:p>
      <text:p text:style-name="P8"><text:span text:style-name="T4"/></text:p>
      <text:p text:style-name="P19"><text:span text:style-name="T11">La similarité se calcule grâce au cosinus entre </text:span><text:span text:style-name="T12">les</text:span><text:span text:style-name="T11"> deux </text:span><text:span text:style-name="T12">dictionnaires</text:span><text:span text:style-name="T11">. Ce dernier est le rapport entre le produit scalaire des deux </text:span><text:span text:style-name="T12">dictionnaires</text:span><text:span text:style-name="T11"> et leurs normes respectives, soit la formule :</text:span></text:p>
      <text:p text:style-name="P15"><text:span text:style-name="T19"/></text:p>
      <text:p text:style-name="P17"><text:span text:style-name="T20">Formule à réinsérer</text:span><text:span text:style-name="T19"><text:tab/></text:span></text:p>
      <text:p text:style-name="P15"><text:span text:style-name="T19"/></text:p>
      <text:p text:style-name="P9"><text:span text:style-name="T4">Le cosinus calculé doit être compris entre -1 et 1. Plus le résultat se rapproche de -1, moins les </text:span><text:span text:style-name="T7">textes</text:span><text:span text:style-name="T4"> sont similaires et plus il se rapproche de 1, plus ils sont similaires. Si le cosinus est proche de 0, cela signifie que les deux vecteurs sont orthogonaux : les textes n’ont aucun mot en commun.</text:span></text:p>
      <text:p text:style-name="P18"> </text:p>
      <text:p text:style-name="P13">Notons, qu’appliquer la similarité vectorielle a deux contraintes fortes :</text:p>
      <text:list xml:id="list3621152640" text:style-name="L2">
        <text:list-item>
          <text:p text:style-name="P10"><text:span text:style-name="T4">il est nécessaire d’avoir un texte brut dans le cas d’importation de fichier</text:span></text:p>
        </text:list-item>
        <text:list-item>
          <text:p text:style-name="P10"><text:span text:style-name="T4">plus le vecteur est grand, plus le coût est important </text:span></text:p>
        </text:list-item>
        <text:list-item>
          <text:p text:style-name="P10"><text:span text:style-name="T4">Pour minimiser les problématiques liées aux langues trop similaires telles que l’espagnol,  le français et le portugais, plusieurs méthodes existent. Si la méthode de Tiedemann et Ljubešić (2012) - coder un programme d’apprentissage donnant une liste noire des mots permettant d’indiquer les textes qui posent un problème et qui ne sont donc pas reconnaissables - semble intéressante, la méthode de Zampieri(2013) devrait répondre davantage à notre problématique puisqu’à partir de ses observations, utiliser un modèle N-gramme d’un ordre 4,5, voire même 6,  donne de très bons résultats pour la discrimination du Portugais et du français.</text:span></text:p>
        </text:list-item>
      </text:list>
      <text:p text:style-name="P20"><text:span text:style-name="T8">        </text:span></text:p>
      <text:p text:style-name="P13">III - L’évaluation</text:p>
      <text:p text:style-name="P5"/>
      <text:p text:style-name="P14">    <text:span text:style-name="T19">Tout programme mis au point doit faire l’objet d’une évaluation afin d’en connaître la qualité.</text:span></text:p>
      <text:p text:style-name="P5"/>
      <text:p text:style-name="P14"><text:soft-page-break/>    <text:span text:style-name="T19">L’approche la plus commune d’évaluation est d’avoir le même nombre de documents pour chaque langue (dont on connait la langue) et de les soumettre au programme puis de regarder la proportion de documents correctement étiquetés par le programme.</text:span></text:p>
      <text:p text:style-name="P5"/>
      <text:p text:style-name="P14">    <text:span text:style-name="T19">Nous devons ainsi calculer trois valeurs :</text:span></text:p>
      <text:p text:style-name="P5"/>
      <text:p text:style-name="P14">    <text:span text:style-name="T19">a /La précision ou valeur prédictive positive</text:span></text:p>
      <text:p text:style-name="P5"/>
      <text:p text:style-name="P14">    <text:span text:style-name="T19">précision(i) =  nombre de documents correctement attribués à la classe (i) / nombre de documents attribués à la classe (i)</text:span></text:p>
      <text:p text:style-name="P5"/>
      <text:p text:style-name="P14">    <text:span text:style-name="T19">Ainsi, sur le nombre de documents soumis au programme, nous regarderons ceux qui ont été correctement étiquetés pour le français par exemple (i correspondant à la langue traitée) par rapport à ceux qui ont été étiquetés en français alors qu’ils sont rédigés dans une autre langue.</text:span></text:p>
      <text:p text:style-name="P14">    <text:span text:style-name="T19">La division du premier par le second nous donnera un chiffre qui, s’il est élevé, nous indiquera que notre programme a une bonne précision. Un résultat de 1 indique une précision parfaite.</text:span></text:p>
      <text:p text:style-name="P5"/>
      <text:p text:style-name="P14">   </text:p>
      <text:p text:style-name="P13">IV - Avancées et difficultés</text:p>
      <text:p text:style-name="P5"/>
      <text:p text:style-name="P14">    <text:span text:style-name="T19">a/ Avancées</text:span></text:p>
      <text:p text:style-name="P5"/>
      <text:p text:style-name="P14">    <text:span text:style-name="T19">A ce stade, nous avons déjà les fonctions pour pouvoir faire les sacs de caractères et de mots.</text:span></text:p>
      <text:p text:style-name="P5"/>
      <text:p text:style-name="P14">    <text:span text:style-name="T19">Il nous semble également avoir en notre possession de nombreuses informations pertinentes pour pouvoir</text:span></text:p>
      <text:p text:style-name="P14">    <text:span text:style-name="T19">- constituer un corpus cohérent pour la tâche</text:span></text:p>
      <text:p text:style-name="P13">créer notre premier programme statistique</text:p>
      <text:p text:style-name="P13">créer notre second programme de reconnaissance de la langue d’un texte</text:p>
      <text:p text:style-name="P5"/>
      <text:p text:style-name="P14">    <text:span text:style-name="T19">b/ Difficultés</text:span></text:p>
      <text:p text:style-name="P5"/>
      <text:p text:style-name="P14"><text:soft-page-break/>    <text:span text:style-name="T19">- Nous envisageons d’évaluer également le nombre de mots moyens nécessaire à notre programme pour détecter la langue d’un texte. En effet, plus la reconnaissance est rapide, plus le programme est efficace. A ce stade, nous ne savons pas comment nous y prendre.</text:span></text:p>
      <text:p text:style-name="P14">    <text:span text:style-name="T19">Toutefois, les spécialistes semblent s’accorder sur la nécessité d’un texte long pour obtenir une détection efficace, sans pour autant pouvoir s’arrêter sur une longueur étalon.    </text:span></text:p>
      <text:p text:style-name="P5"/>
      <text:p text:style-name="P14">    </text:p>
      <text:p text:style-name="P13">Bibliographie</text:p>
      <text:p text:style-name="P5"/>
      <text:p text:style-name="P13">- Jauhiainen T., Lui M., Zampieri, M. Baldwin T., Lindén K (2019) : Automatic Language Identification in Texts : A Survey publié en 2019 dans Journal of Artificial Intelligence Research 65, 675-782</text:p>
      <text:p text:style-name="P13">- Vincent Claveau. Vectorisation, Okapi et calcul de similarité pour le TAL : pour oublier enfin leTF-IDF. TALN - Traitement Automatique des Langues Naturelles, Jun 2012, Grenoble, France. Hal-00760158,</text:p>
      <text:p text:style-name="P13">- https://fr.wikipedia.org/wiki/Pr%C3%A9cision_et_rappel</text:p>
      <text:p text:style-name="P13">- https://deepai.org/machine-learning-glossary-and-terms/f-score</text:p>
      <text:p text:style-name="P13">- https://fr.wikipedia.org/wiki/Mod%C3%A8le_vectoriel</text:p>
      <text:p text:style-name="P13">- https://fr.wikipedia.org/wiki/Pr%C3%A9cision_et_rappel</text:p>
      <text:p text:style-name="P13">- https://deepai.org/machine-learning-glossary-and-terms/f-sco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4:15:40.233471345</meta:creation-date>
    <dc:date>2020-06-09T16:48:50.350361451</dc:date>
    <meta:editing-duration>PT1M46S</meta:editing-duration>
    <meta:editing-cycles>1</meta:editing-cycles>
    <meta:generator>LibreOffice/6.4.3.2$Linux_X86_64 LibreOffice_project/40$Build-2</meta:generator>
    <meta:document-statistic meta:table-count="0" meta:image-count="0" meta:object-count="0" meta:page-count="8" meta:paragraph-count="91" meta:word-count="2010" meta:character-count="13355" meta:non-whitespace-character-count="11163"/>
  </office:meta>
</office:document-meta>
</file>